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style="italic" style:font-style-asian="italic" style:font-style-complex="italic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 style:master-page-name="MP0">
      <style:paragraph-properties style:page-number="auto" fo:break-before="page"/>
    </style:style>
    <style:style style:name="P8" style:family="paragraph" style:parent-style-name="Standard">
      <style:paragraph-properties fo:text-align="center" style:justify-single-word="false"/>
      <style:text-properties officeooo:paragraph-rsid="0011e6d9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f49d9" officeooo:paragraph-rsid="0011e6d9" style:font-weight-asian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11e6d9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f49d9" style:font-weight-asian="bold"/>
    </style:style>
    <style:style style:name="T3" style:family="text">
      <style:text-properties fo:font-weight="bold" officeooo:rsid="001c2edf" style:font-weight-asian="bold"/>
    </style:style>
    <style:style style:name="T4" style:family="text">
      <style:text-properties fo:font-weight="bold" officeooo:rsid="0011e6d9" style:font-weight-asian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style:font-style-complex="italic"/>
    </style:style>
    <style:style style:name="T9" style:family="text">
      <style:text-properties officeooo:rsid="001c2e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P9">ERBASE – Escola Regional de Computação Bahia-Alagoas-Sergipe</text:p>
      <text:p text:style-name="P8"><text:span text:style-name="Fonte_20_parág._20_padrão"><text:span text:style-name="T2">Aracaju</text:span></text:span><text:span text:style-name="Fonte_20_parág._20_padrão"><text:span text:style-name="T1">, </text:span></text:span><text:span text:style-name="Fonte_20_parág._20_padrão"><text:span text:style-name="T2">22</text:span></text:span><text:span text:style-name="Fonte_20_parág._20_padrão"><text:span text:style-name="T1"> de </text:span></text:span><text:span text:style-name="Fonte_20_parág._20_padrão"><text:span text:style-name="T2">Agosto</text:span></text:span><text:span text:style-name="Fonte_20_parág._20_padrão"><text:span text:style-name="T1"> de 2018</text:span></text:span></text:p>
      <text:p text:style-name="P10"><text:span text:style-name="T9">Laboratório de Entretenimento Digital Aplicado (LEnDA) - UEFS</text:span></text:p>
      <text:p text:style-name="P10">prof. <text:span text:style-name="T9">D.Sc. </text:span>Victor Sarinho</text:p>
      <text:p text:style-name="P10"/>
      <text:p text:style-name="P8"><text:span text:style-name="Fonte_20_parág._20_padrão"><text:span text:style-name="T3">Minicurso</text:span></text:span><text:span text:style-name="Fonte_20_parág._20_padrão"><text:span text:style-name="T1"> – Introdução ao Godot 3 (</text:span></text:span><text:span text:style-name="Fonte_20_parág._20_padrão"><text:span text:style-name="T4">1</text:span></text:span><text:span text:style-name="Fonte_20_parág._20_padrão"><text:span text:style-name="T1">ª parte)</text:span></text:span></text:p>
      <text:p text:style-name="P3"/>
      <text:p text:style-name="P3"/>
      <text:p text:style-name="P2">Atividade 1 – Contador Temporal;</text:p>
      <text:p text:style-name="Standard"/>
      <text:p text:style-name="Standard">1- Crie um novo projeto;</text:p>
      <text:p text:style-name="Standard">2- Adicione um Panel na cena inicial;</text:p>
      <text:p text:style-name="Standard">3- Adicione um Label e um Timer ao Panel da cena principal;</text:p>
      <text:p text:style-name="Standard">4- Ative a propriedade Autostart do Timer no Inspector;</text:p>
      <text:p text:style-name="Standard">5- Adicione um script ao Label;</text:p>
      <text:p text:style-name="Standard">6- Adicione o seguinte código ao script do Label:</text:p>
      <text:p text:style-name="Standard"/>
      <text:p text:style-name="P5">extends Label<text:line-break/><text:line-break/>var count=0<text:line-break/><text:line-break/>func _ready():<text:line-break/><text:tab/>get_node("/root/Panel/Timer").connect("timeout",self,"_on_Timer_timeout")<text:line-break/><text:line-break/>func _on_Timer_timeout():<text:line-break/><text:tab/>print(count)<text:line-break/><text:tab/>count += 1<text:line-break/><text:tab/>self.set_text(str("count = ",count))</text:p>
      <text:p text:style-name="P4"/>
      <text:p text:style-name="Standard">7- Execute o projeto (salve a cena antes) e veja o resultado.</text:p>
      <text:p text:style-name="Standard"/>
      <text:p text:style-name="P3"/>
      <text:p text:style-name="P2">Atividade 2 – Trabalhando com Sprites;</text:p>
      <text:p text:style-name="P2"/>
      <text:p text:style-name="Standard">1- Crie um novo projeto;</text:p>
      <text:p text:style-name="Standard">2- Adicione um Sprite na cena inicial;</text:p>
      <text:p text:style-name="Standard">3- Selecione a propriedade Texture do Sprite no Inspector e carregue uma nova imagem para o sprite;</text:p>
      <text:p text:style-name="Standard">4- Adicione um script ao Sprite;</text:p>
      <text:p text:style-name="Standard">5- Adicione o seguinte código ao script do Sprite:</text:p>
      <text:p text:style-name="Standard"/>
      <text:p text:style-name="P5">extends Sprite</text:p>
      <text:p text:style-name="P5"/>
      <text:p text:style-name="P5">func _ready():</text:p>
      <text:p text:style-name="P5"><text:tab/></text:p>
      <text:p text:style-name="P5"><text:tab/>print("viewport:"+str(get_viewport_rect()))</text:p>
      <text:p text:style-name="P5"><text:tab/>#translate to center of the parent, in this case, the viewport</text:p>
      <text:p text:style-name="P5"><text:tab/>var newPos = Vector2(get_viewport_rect().size.x/2, get_viewport_rect().size.y/2)</text:p>
      <text:p text:style-name="P5"><text:tab/>self.set_position(newPos)</text:p>
      <text:p text:style-name="P5"/>
      <text:p text:style-name="P5"><text:soft-page-break/><text:tab/>#rotate by 90 degrees. <text:s/>set_rot takes radians so we need to convert using in-built function</text:p>
      <text:p text:style-name="P5"><text:tab/>self.set_rotation(deg2rad(90))</text:p>
      <text:p text:style-name="P5"><text:tab/></text:p>
      <text:p text:style-name="P5"><text:tab/>#scale by 2x</text:p>
      <text:p text:style-name="P5"><text:tab/>self.set_scale(Vector2(2,2))</text:p>
      <text:p text:style-name="P5"/>
      <text:p text:style-name="P5">func _draw():</text:p>
      <text:p text:style-name="P5"><text:tab/># each frame draw a bounding rect to show boundaries clearer</text:p>
      <text:p text:style-name="P5"><text:tab/>self.draw_rect(self._edit_get_rect(), Color(0,0,1,0.2))</text:p>
      <text:p text:style-name="P4"/>
      <text:p text:style-name="Standard">6- Execute o projeto (salve a cena antes), veja o resultado;</text:p>
      <text:p text:style-name="Standard">7- Substitua o script do Sprite pelo script abaixo, execute o programa e veja o resultado:</text:p>
      <text:p text:style-name="Standard"/>
      <text:p text:style-name="P5">extends Sprite</text:p>
      <text:p text:style-name="P5"/>
      <text:p text:style-name="P5">func _ready():</text:p>
      <text:p text:style-name="P5"><text:tab/>self.set_process(true)</text:p>
      <text:p text:style-name="P5"/>
      <text:p text:style-name="P5">func _process(delta):</text:p>
      <text:p text:style-name="P5"><text:tab/>var cur_pos = self.get_position()</text:p>
      <text:p text:style-name="P5"><text:tab/>cur_pos.x += 100 * delta</text:p>
      <text:p text:style-name="P5"/>
      <text:p text:style-name="P5"><text:tab/># wrap around screen</text:p>
      <text:p text:style-name="P5"><text:tab/>if(cur_pos.x &gt; get_viewport_rect().size.x + self.get_region_rect().size.x/2):</text:p>
      <text:p text:style-name="P5"><text:tab/><text:tab/>cur_pos.x = -self.get_region_rect().size.x/2</text:p>
      <text:p text:style-name="P5"><text:tab/>self.set_position(cur_pos)</text:p>
      <text:p text:style-name="P5"/>
      <text:p text:style-name="Standard">8- Execute o projeto (salve a cena antes), veja o resultado;</text:p>
      <text:p text:style-name="P6"/>
      <text:p text:style-name="Standard">9- Adicione um Timer (vide atividade anterior) ao Sprite e adapte o script para mover o Sprite com o passar do tempo do Timer.</text:p>
      <text:p text:style-name="Standard"/>
      <text:p text:style-name="P3"/>
      <text:p text:style-name="P2">Atividade 3 – Entradas do Usuário;</text:p>
      <text:p text:style-name="P2"/>
      <text:p text:style-name="Standard">1- Crie um novo projeto;</text:p>
      <text:p text:style-name="Standard">2- Adicione um Panel na cena inicial;</text:p>
      <text:p text:style-name="Standard">3- Adicione um script ao Panel;</text:p>
      <text:p text:style-name="Standard">4- Adicione o seguinte código ao script do Panel:</text:p>
      <text:p text:style-name="Standard"/>
      <text:p text:style-name="P5">extends Panel<text:line-break/><text:line-break/>func _ready():<text:line-break/><text:tab/>self.set_process(true)<text:line-break/><text:tab/><text:line-break/>func _process(delta):<text:line-break/><text:tab/>if(Input.is_key_pressed(KEY_ESCAPE)):<text:line-break/><text:tab/><text:tab/>if(Input.is_key_pressed(KEY_SHIFT)):<text:line-break/><text:tab/><text:tab/><text:tab/>get_tree().quit()</text:p>
      <text:p text:style-name="P4"/>
      <text:p text:style-name="Standard">5- Execute o projeto (salve a cena antes), veja o resultado;</text:p>
      <text:p text:style-name="Standard">6- Acrescente o código abaixo na função <text:span text:style-name="Fonte_20_parág._20_padrão"><text:span text:style-name="T5">_process</text:span></text:span> e veja o resultado:</text:p>
      <text:p text:style-name="Standard"><text:soft-page-break/></text:p>
      <text:p text:style-name="Standard"><text:span text:style-name="Fonte_20_parág._20_padrão"><text:span text:style-name="T7">if (Input.is_mouse_button_pressed(BUTTON_LEFT)):<text:line-break/><text:tab/>print(str("Mouse at location:",get_viewport().get_mouse_position(), " moving at speed: ", Input.get_last_mouse_speed()));</text:span></text:span><text:span text:style-name="Fonte_20_parág._20_padrão"><text:span text:style-name="T6"><text:line-break/></text:span></text:span></text:p>
      <text:p text:style-name="P4"/>
      <text:p text:style-name="P2">Atividade 4 – Inputs &amp; Sprites;</text:p>
      <text:p text:style-name="P2"/>
      <text:p text:style-name="Standard">1- Crie um novo projeto;</text:p>
      <text:p text:style-name="Standard">2- Adicione um Sprite na cena inicial;</text:p>
      <text:p text:style-name="Standard">3- Selecione a propriedade Texture do Sprite no Inspector e carregue uma nova imagem para o sprite;</text:p>
      <text:p text:style-name="Standard">4- Adicione um script ao Sprite;</text:p>
      <text:p text:style-name="Standard">5- Adicione o seguinte código ao script do Sprite:</text:p>
      <text:p text:style-name="P5"><text:line-break/>extends Sprite</text:p>
      <text:p text:style-name="P5"/>
      <text:p text:style-name="P5">func _ready():</text:p>
      <text:p text:style-name="P5"><text:tab/>set_process_input(true)</text:p>
      <text:p text:style-name="P5"/>
      <text:p text:style-name="P5">func _input(event):</text:p>
      <text:p text:style-name="P5"><text:tab/># if user left clicks</text:p>
      <text:p text:style-name="P5"><text:tab/>if(event is InputEventMouseButton):</text:p>
      <text:p text:style-name="P5"><text:tab/><text:tab/>if(event.button_index == 1):</text:p>
      <text:p text:style-name="P5"><text:tab/><text:tab/><text:tab/>self.set_position(Vector2(event.position.x,event.position.y)) </text:p>
      <text:p text:style-name="P5"><text:s text:c="9"/></text:p>
      <text:p text:style-name="P5"><text:tab/># on keyboard cursor key</text:p>
      <text:p text:style-name="P5"><text:tab/>if(event is InputEventKey):</text:p>
      <text:p text:style-name="P5"><text:tab/><text:tab/>var curPos = self.get_position()</text:p>
      <text:p text:style-name="P5"><text:s text:c="6"/></text:p>
      <text:p text:style-name="P5"><text:tab/><text:tab/>if(event.scancode == KEY_RIGHT):</text:p>
      <text:p text:style-name="P5"><text:tab/><text:tab/><text:tab/>curPos.x+= 10</text:p>
      <text:p text:style-name="P5"><text:tab/><text:tab/><text:tab/>self.set_position(curPos)</text:p>
      <text:p text:style-name="P5"/>
      <text:p text:style-name="P5"><text:tab/><text:tab/>if(event.scancode == KEY_LEFT):</text:p>
      <text:p text:style-name="Standard"><text:span text:style-name="Fonte_20_parág._20_padrão"><text:span text:style-name="T7"><text:tab/><text:tab/><text:tab/></text:span></text:span><text:span text:style-name="Fonte_20_parág._20_padrão"><text:span text:style-name="T5">curPos.x-= 10</text:span></text:span></text:p>
      <text:p text:style-name="Standard"><text:span text:style-name="Fonte_20_parág._20_padrão"><text:span text:style-name="T5"><text:tab/><text:tab/><text:tab/>self.set_position(curPos)</text:span></text:span><text:line-break/><text:line-break/>6- Execute o projeto (salve a cena antes), veja o resultado.</text:p>
      <text:p text:style-name="Standard"/>
      <text:p text:style-name="Standard">7- Selecione /Project/Project Settings no menu inicial;</text:p>
      <text:p text:style-name="Standard">8- Selecione a aba InputMap e adicione uma nova ação denominada MOVE_RIGHT;</text:p>
      <text:p text:style-name="Standard">9- Acrescente um novo Sprite ao Panel e adicione um novo script ao mesmo;</text:p>
      <text:p text:style-name="Standard">10- Utilize um dos métodos abaixo para manipular a ação MOVE_RIGHT no novo Sprite criado:</text:p>
      <text:p text:style-name="P6"/>
      <text:p text:style-name="P5">extends Sprite</text:p>
      <text:p text:style-name="P5"/>
      <text:p text:style-name="P5">func _ready():</text:p>
      <text:p text:style-name="P5"><text:tab/>set_process(true)</text:p>
      <text:p text:style-name="P5"/>
      <text:p text:style-name="P5">func _process(delta):</text:p>
      <text:p text:style-name="P5"><text:tab/>if(Input.is_action_pressed("MOVE_RIGHT")):</text:p>
      <text:p text:style-name="P5"><text:soft-page-break/><text:tab/><text:tab/>var cur_pos = self.get_position()</text:p>
      <text:p text:style-name="P5"><text:tab/><text:tab/>cur_pos.x += 1</text:p>
      <text:p text:style-name="P5"><text:tab/><text:tab/>self.set_position(cur_pos)<text:line-break/></text:p>
      <text:p text:style-name="P4">ou</text:p>
      <text:p text:style-name="P4"/>
      <text:p text:style-name="P5">extends Sprite</text:p>
      <text:p text:style-name="P5"/>
      <text:p text:style-name="P5">func _ready():</text:p>
      <text:p text:style-name="P5"><text:tab/>set_process_input(true)</text:p>
      <text:p text:style-name="P5"><text:tab/></text:p>
      <text:p text:style-name="P5">func _input(event):</text:p>
      <text:p text:style-name="P5"><text:tab/>if(event.is_action("MOVE_RIGHT")):</text:p>
      <text:p text:style-name="P5"><text:tab/><text:tab/>var cur_pos = self.get_position()</text:p>
      <text:p text:style-name="P5"><text:tab/><text:tab/>cur_pos.x += 1</text:p>
      <text:p text:style-name="P5"><text:tab/><text:tab/>self.set_position(cur_pos)</text:p>
      <text:p text:style-name="P5"/>
      <text:p text:style-name="P4"/>
      <text:p text:style-name="P2">Atividade 5 – Efeitos Sonoros;</text:p>
      <text:p text:style-name="P2"/>
      <text:p text:style-name="Standard">1- Faça o download de arquivos .WAV ou .OGG na web (<text:a xlink:type="simple" xlink:href="http://www.freesound.org/" office:target-frame-name="_top" xlink:show="replace" text:style-name="Internet_20_link" text:visited-style-name="Visited_20_Internet_20_Link">http://www.freesound.org/</text:a> por exemplo)</text:p>
      <text:p text:style-name="Standard">2- Crie um novo projeto;</text:p>
      <text:p text:style-name="Standard">3- Adicione um Panel na cena inicial;</text:p>
      <text:p text:style-name="Standard">4- Adicione um AudioStreamPlayer ao Panel da cena principal;</text:p>
      <text:p text:style-name="Standard">5- Selecione a propriedade Stream do AudioStreamPlayer no Inspector e carregue um arquivo .WAV ou .OGG;</text:p>
      <text:p text:style-name="Standard">6- Selecione a aba InputMap e adicione uma nova ação denominada <text:span text:style-name="Fonte_20_parág._20_padrão"><text:span text:style-name="T8">PLAYER_JUMP</text:span></text:span>;</text:p>
      <text:p text:style-name="Standard">7- Adicione um script ao AudioStreamPlayer e aplique o código abaixo:</text:p>
      <text:p text:style-name="Standard"/>
      <text:p text:style-name="P5">extends AudioStreamPlayer</text:p>
      <text:p text:style-name="P5"/>
      <text:p text:style-name="P5">func _ready():</text:p>
      <text:p text:style-name="P5"><text:s text:c="4"/>set_process_input(true)</text:p>
      <text:p text:style-name="P5"/>
      <text:p text:style-name="P5">func _input(event):</text:p>
      <text:p text:style-name="P5"><text:s text:c="4"/>if event.is_action_pressed("PLAYER_JUMP"):</text:p>
      <text:p text:style-name="Standard"><text:span text:style-name="Fonte_20_parág._20_padrão"><text:span text:style-name="T7"><text:s text:c="8"/></text:span></text:span><text:span text:style-name="Fonte_20_parág._20_padrão"><text:span text:style-name="T5">play()</text:span></text:span></text:p>
      <text:p text:style-name="Standard"/>
      <text:p text:style-name="Standard">8- Execute o projeto (salve a cena antes), veja o resultado;</text:p>
      <text:p text:style-name="Standard">9- Adicione um Button ao Panel da cena principal;</text:p>
      <text:p text:style-name="Standard">10- Adicione um script ao Button e aplique o código abaixo:</text:p>
      <text:p text:style-name="P6"/>
      <text:p text:style-name="P5">extends Button</text:p>
      <text:p text:style-name="P5"/>
      <text:p text:style-name="P5">func _ready():</text:p>
      <text:p text:style-name="P5"><text:tab/>get_node("/root/Panel/Button").connect("pressed",self,"_on_Button_pressed")</text:p>
      <text:p text:style-name="P5"/>
      <text:p text:style-name="P5">func _on_Button_pressed():</text:p>
      <text:p text:style-name="P5"><text:tab/>get_tree().get_root().get_node("Panel").get_node("AudioStreamPlayer").play()</text:p>
      <text:p text:style-name="P4"/>
      <text:p text:style-name="Standard">11- Execute o projeto (salve a cena antes), veja o resultado.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6-09-12T14:40:00Z</meta:creation-date>
    <dc:date>2018-08-20T11:09:09.208000000</dc:date>
    <meta:editing-cycles>28</meta:editing-cycles>
    <meta:editing-duration>PT13H36M27S</meta:editing-duration>
    <meta:document-statistic meta:table-count="0" meta:image-count="0" meta:object-count="0" meta:page-count="5" meta:paragraph-count="128" meta:word-count="706" meta:character-count="5444" meta:non-whitespace-character-count="4732"/>
    <meta:template xlink:type="simple" xlink:actuate="onRequest" xlink:title="" xlink:href="Normal.dotm"/>
  </office:meta>
</office:document-meta>
</file>